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5*INT(26/([.A1]+1.8))" office:value-type="float" office:value="70">
            <text:p>70</text:p>
          </table:table-cell>
          <table:table-cell table:formula="of:=5*INT(29/([.A1]+1.9))"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5*INT(26/([.A2]+1.8))" office:value-type="float" office:value="45">
            <text:p>45</text:p>
          </table:table-cell>
          <table:table-cell table:formula="of:=5*INT(29/([.A2]+1.9))"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5*INT(26/([.A3]+1.8))" office:value-type="float" office:value="30">
            <text:p>30</text:p>
          </table:table-cell>
          <table:table-cell table:formula="of:=5*INT(29/([.A3]+1.9))"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5*INT(26/([.A4]+1.8))" office:value-type="float" office:value="25">
            <text:p>25</text:p>
          </table:table-cell>
          <table:table-cell table:formula="of:=5*INT(29/([.A4]+1.9))" office:value-type="float" office:value="25">
            <text:p>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5*INT(26/([.A5]+1.8))" office:value-type="float" office:value="20">
            <text:p>20</text:p>
          </table:table-cell>
          <table:table-cell table:formula="of:=5*INT(29/([.A5]+1.9))"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5*INT(26/([.A6]+1.8))" office:value-type="float" office:value="15">
            <text:p>15</text:p>
          </table:table-cell>
          <table:table-cell table:formula="of:=5*INT(29/([.A6]+1.9))"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5*INT(26/([.A7]+1.8))" office:value-type="float" office:value="15">
            <text:p>15</text:p>
          </table:table-cell>
          <table:table-cell table:formula="of:=5*INT(29/([.A7]+1.9))" office:value-type="float" office:value="15">
            <text:p>1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5*INT(26/([.A8]+1.8))" office:value-type="float" office:value="10">
            <text:p>10</text:p>
          </table:table-cell>
          <table:table-cell table:formula="of:=5*INT(29/([.A8]+1.9))"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5*INT(26/([.A9]+1.8))" office:value-type="float" office:value="10">
            <text:p>10</text:p>
          </table:table-cell>
          <table:table-cell table:formula="of:=5*INT(29/([.A9]+1.9))"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5*INT(26/([.A10]+1.8))" office:value-type="float" office:value="10">
            <text:p>10</text:p>
          </table:table-cell>
          <table:table-cell table:formula="of:=5*INT(29/([.A10]+1.9))"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5*INT(26/([.A11]+1.8))" office:value-type="float" office:value="10">
            <text:p>10</text:p>
          </table:table-cell>
          <table:table-cell table:formula="of:=5*INT(29/([.A11]+1.9))" office:value-type="float" office:value="10">
            <text:p>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2/08/2011</text:date>, <text:time>11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4M07S</meta:editing-duration>
    <meta:editing-cycles>6</meta:editing-cycles>
    <meta:generator>OpenOffice.org/3.1$Win32 OpenOffice.org_project/310m19$Build-9420</meta:generator>
    <dc:date>2011-02-08T11:32:28.98</dc:date>
    <dc:creator>Jeffrey Hollocher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